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143cm" svg:x="1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6.635cm" svg:y="20.855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7.239cm" svg:height="2.794cm" svg:x="1.762cm" svg:y="12.049cm">
          <text:p text:style-name="P1">walletmanager.cpp</text:p>
          <text:p text:style-name="P1">This object manages</text:p>
          <text:p text:style-name="P1">secure storage of account</text:p>
          <text:p text:style-name="P1">credenti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454cm" svg:x="4.429cm" svg:y="2.649cm">
          <text:p text:style-name="P1">accounts.cpp</text:p>
          <text:p text:style-name="P1">This object is responsible for holding </text:p>
          <text:p text:style-name="P1">properties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5.741cm" svg:height="2.667cm" svg:x="3.039cm" svg:y="8.558cm">
          <text:p text:style-name="P1">QVector</text:p>
          <text:p text:style-name="P1">This object is responsive for holding all accounts objects </text:p>
          <text:p text:style-name="P1">to make it easy to manage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37cm" svg:x1="10.91cm" svg:y1="8.558cm" svg:x2="11.985cm" svg:y2="5.103cm" draw:start-shape="id1" draw:start-glue-point="4" draw:end-shape="id2" svg:d="m10910 8558v-390h1075v-3065" svg:viewBox="0 0 1076 3456">
          <text:p/>
        </draw:connector>
        <draw:connector draw:style-name="gr2" draw:text-style-name="P1" draw:layer="layout" svg:x1="5.382cm" svg:y1="12.049cm" svg:x2="10.91cm" svg:y2="11.225cm" draw:start-shape="id3" draw:start-glue-point="4" draw:end-shape="id1" draw:end-glue-point="6" svg:d="m5382 12049v-412h5528v-412" svg:viewBox="0 0 5529 825">
          <text:p/>
        </draw:connector>
        <draw:connector draw:style-name="gr2" draw:text-style-name="P1" draw:layer="layout" draw:line-skew="0.515cm" svg:x1="17.557cm" svg:y1="21.871cm" svg:x2="18.78cm" svg:y2="9.892cm" draw:start-shape="id4" draw:start-glue-point="7" draw:end-shape="id1" draw:end-glue-point="7" svg:d="m17557 21871h2239v-11979h-1016" svg:viewBox="0 0 2240 11980">
          <text:p/>
        </draw:connector>
        <draw:custom-shape draw:style-name="gr1" draw:text-style-name="P1" xml:id="id5" draw:id="id5" draw:layer="layout" svg:width="10.541cm" svg:height="2.353cm" svg:x="1.167cm" svg:y="5.378cm">
          <text:p text:style-name="P1">addaccount.cpp</text:p>
          <text:p text:style-name="P1">This object is responsible for getting </text:p>
          <text:p text:style-name="P1">account properties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0cm -1.568cm" svg:x1="1.762cm" svg:y1="13.446cm" svg:x2="6.438cm" svg:y2="7.731cm" draw:start-shape="id3" draw:start-glue-point="5" draw:end-shape="id5" draw:end-glue-point="6" svg:d="m1762 13446h-502v-5124h5178v-591" svg:viewBox="0 0 5179 5716">
          <text:p/>
        </draw:connector>
        <draw:custom-shape draw:style-name="gr1" draw:text-style-name="P1" xml:id="id8" draw:id="id8" draw:layer="layout" svg:width="11.609cm" svg:height="2.667cm" svg:x="7.223cm" svg:y="17.249cm">
          <text:p text:style-name="P1">QNetworkAccessManager</text:p>
          <text:p text:style-name="P1">This object is responsible for</text:p>
          <text:p text:style-name="P1">fetching account updates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524cm" svg:y="23.479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2cm" svg:x1="12.096cm" svg:y1="22.887cm" svg:x2="19.288cm" svg:y2="24.702cm" draw:start-shape="id4" draw:start-glue-point="6" draw:end-shape="id6" draw:end-glue-point="7" svg:d="m12096 22887v338h7694v1477h-502" svg:viewBox="0 0 7695 1816">
          <text:p/>
        </draw:connector>
        <draw:custom-shape draw:style-name="gr1" draw:text-style-name="P1" xml:id="id7" draw:id="id7" draw:layer="layout" svg:width="3.81cm" svg:height="0.889cm" svg:x="9.96cm" svg:y="13.021cm">
          <text:p text:style-name="P1">lxqt_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001cm" svg:y1="13.446cm" svg:x2="9.96cm" svg:y2="13.465cm" draw:start-shape="id3" draw:start-glue-point="7" draw:end-shape="id7" draw:end-glue-point="5" svg:d="m9001 13446h480v19h479" svg:viewBox="0 0 960 20">
          <text:p/>
        </draw:connector>
        <draw:connector draw:style-name="gr2" draw:text-style-name="P1" draw:layer="layout" draw:line-skew="3.684cm" svg:x1="12.096cm" svg:y1="20.855cm" svg:x2="7.223cm" svg:y2="18.583cm" draw:start-shape="id4" draw:start-glue-point="4" draw:end-shape="id8" draw:end-glue-point="5" svg:d="m12096 20855v-424h-5962v-1848h1089" svg:viewBox="0 0 5963 2273">
          <text:p/>
        </draw:connector>
        <draw:custom-shape draw:style-name="gr1" draw:text-style-name="P1" xml:id="id9" draw:id="id9" draw:layer="layout" svg:width="3.683cm" svg:height="3.81cm" svg:x="1.635cm" svg:y="19.161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318cm" svg:y1="21.066cm" svg:x2="6.635cm" svg:y2="21.871cm" draw:start-shape="id9" draw:start-glue-point="7" draw:end-shape="id4" draw:end-glue-point="5" svg:d="m5318 21066h659v805h658" svg:viewBox="0 0 1318 806">
          <text:p/>
        </draw:connector>
        <draw:connector draw:style-name="gr2" draw:text-style-name="P1" draw:layer="layout" draw:line-skew="1.356cm -2.499cm" svg:x1="17.557cm" svg:y1="21.871cm" svg:x2="5.382cm" svg:y2="14.843cm" draw:start-shape="id4" draw:start-glue-point="7" draw:end-shape="id3" draw:end-glue-point="6" svg:d="m17557 21871h1858v-6520h-14033v-508" svg:viewBox="0 0 14034 7029">
          <text:p/>
        </draw:connector>
        <draw:connector draw:style-name="gr2" draw:text-style-name="P1" draw:layer="layout" draw:line-skew="-3.2cm 0.756cm" svg:x1="3.476cm" svg:y1="22.971cm" svg:x2="2.524cm" svg:y2="24.702cm" draw:start-shape="id9" draw:start-glue-point="6" draw:end-shape="id6" draw:end-glue-point="5" svg:d="m3476 22971v254h-1587v1477h635" svg:viewBox="0 0 1588 1732">
          <text:p/>
        </draw:connector>
        <draw:connector draw:style-name="gr2" draw:text-style-name="P1" draw:layer="layout" draw:line-skew="-0.006cm 0.229cm" svg:x1="1.762cm" svg:y1="13.446cm" svg:x2="10.906cm" svg:y2="25.924cm" draw:start-shape="id3" draw:start-glue-point="5" draw:end-shape="id6" draw:end-glue-point="6" svg:d="m1762 13446h-508v13208h9652v-730" svg:viewBox="0 0 9653 13209">
          <text:p/>
        </draw:connector>
        <draw:connector draw:style-name="gr2" draw:text-style-name="P1" draw:layer="layout" svg:x1="17.557cm" svg:y1="21.871cm" svg:x2="19.542cm" svg:y2="3.876cm" draw:start-shape="id4" draw:start-glue-point="7" draw:end-shape="id2" draw:end-glue-point="7" svg:d="m17557 21871h2486v-17995h-501" svg:viewBox="0 0 2487 17996">
          <text:p/>
        </draw:connector>
        <draw:custom-shape draw:style-name="gr1" draw:text-style-name="P1" xml:id="id10" draw:id="id10" draw:layer="layout" svg:width="6.096cm" svg:height="1.143cm" svg:x="1.762cm" svg:y="15.525cm">
          <text:p text:style-name="P1">QNetworkRequ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683cm" svg:height="0.889cm" svg:x="1.635cm" svg:y="18.005cm">
          <text:p text:style-name="P1">Qur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81cm" svg:y1="16.668cm" svg:x2="3.476cm" svg:y2="18.005cm" draw:start-shape="id10" draw:start-glue-point="6" draw:end-shape="id11" draw:end-glue-point="4" svg:d="m4810 16668v668h-1334v669" svg:viewBox="0 0 1335 1338">
          <text:p/>
        </draw:connector>
        <draw:connector draw:style-name="gr2" draw:text-style-name="P1" draw:layer="layout" svg:x1="13.028cm" svg:y1="17.249cm" svg:x2="7.858cm" svg:y2="16.097cm" draw:start-shape="id8" draw:start-glue-point="4" draw:end-shape="id10" draw:end-glue-point="7" svg:d="m13028 17249v-1152h-5170" svg:viewBox="0 0 5171 1153">
          <text:p/>
        </draw:connector>
        <draw:custom-shape draw:style-name="gr1" draw:text-style-name="P1" xml:id="id12" draw:id="id12" draw:layer="layout" svg:width="4.826cm" svg:height="0.889cm" svg:x="14.462cm" svg:y="11.922cm">
          <text:p text:style-name="P1">libsecr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3" draw:id="id13" draw:layer="layout" svg:width="4.826cm" svg:height="0.889cm" svg:x="14.462cm" svg:y="13.065cm">
          <text:p text:style-name="P1">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4.826cm" svg:height="0.889cm" svg:x="14.462cm" svg:y="14.208cm">
          <text:p text:style-name="P1">interna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865cm" svg:y1="13.021cm" svg:x2="14.462cm" svg:y2="12.366cm" draw:start-shape="id7" draw:start-glue-point="4" draw:end-shape="id12" draw:end-glue-point="5" svg:d="m11865 13021v-655h2597" svg:viewBox="0 0 2598 656">
          <text:p/>
        </draw:connector>
        <draw:connector draw:style-name="gr2" draw:text-style-name="P1" draw:layer="layout" svg:x1="13.77cm" svg:y1="13.465cm" svg:x2="14.462cm" svg:y2="13.509cm" draw:start-shape="id7" draw:start-glue-point="7" draw:end-shape="id13" draw:end-glue-point="5" svg:d="m13770 13465h347v44h345" svg:viewBox="0 0 693 45">
          <text:p/>
        </draw:connector>
        <draw:connector draw:style-name="gr2" draw:text-style-name="P1" draw:layer="layout" svg:x1="11.865cm" svg:y1="13.91cm" svg:x2="14.462cm" svg:y2="14.652cm" draw:start-shape="id7" draw:start-glue-point="6" draw:end-shape="id14" draw:end-glue-point="5" svg:d="m11865 13910v742h2597" svg:viewBox="0 0 2598 74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11-15T13:49:15.013748633</dc:date>
    <meta:editing-duration>PT58M28S</meta:editing-duration>
    <meta:editing-cycles>16</meta:editing-cycles>
    <meta:generator>LibreOffice/4.1.3.2$Linux_x86 LibreOffice_project/70feb7d99726f064edab4605a8ab840c50ec57a</meta:generator>
    <meta:document-statistic meta:object-count="32"/>
  </office:meta>
</office:document-meta>
</file>